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20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俺のキュー<text:line-break/><text:span text:style-name="T1">(</text:span><text:span text:style-name="T1">っぽいもの</text:span><text:span text:style-name="T1">)</text:span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青柳公右平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動機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クローラーとかボットを作ってる</text:p>
              </text:list-item>
              <text:list-item>
                <text:p>マルチプロセス、マルチスレッドで大量の処理をしたい</text:p>
              </text:list-item>
              <text:list-item>
                <text:p>対象が被らないようにして、バンバン処理してほしい</text:p>
              </text:list-item>
              <text:list-item>
                <text:p>PostgreSQL以外のミドルウェアを準備するのがめんどくさい</text:p>
              </text:list-item>
              <text:list-item>
                <text:p>テーブルを使って、キューにしてみる</text:p>
              </text:list-item>
              <text:list-item>
                <text:p>実はあんまり順番が重要じゃないのでキューではない・・・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テーブル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REATE TABLE queues (<text:line-break/> <text:s/>id BIGSERIAL NOT NULL PRIMARY KEY<text:line-break/> <text:s/>,created_at TIMESTAMPTZ NOT NULL<text:line-break/> <text:s/>,started_at TIMESTAMPTZ<text:line-break/> <text:s/>,data JSONB NOT NULL<text:line-break/>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2cm" svg:y="0.694cm" presentation:class="title" presentation:user-transformed="true">
          <draw:text-box>
            <text:p>データ投入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NSERT INTO queues (created_at, data) </text:p>
                <text:p>SELECT</text:p>
                <text:p><text:s text:c="2"/>NOW()</text:p>
                <text:p><text:s text:c="2"/>,'{}'</text:p>
                <text:p>FROM</text:p>
                <text:p><text:s text:c="2"/>generate_series(1, 10000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方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rted_atがnullのレコードを1件取ってくる</text:p>
              </text:list-item>
              <text:list-item>
                <text:p>そのレコードを更新する</text:p>
              </text:list-item>
              <text:list-item>
                <text:p>更新する際にはstarted_atがnullか再度検証する</text:p>
              </text:list-item>
              <text:list-item>
                <text:p>更新できたらO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ELECT t1.id, t1.data</text:p>
                <text:p>INTO w_record</text:p>
                <text:p>FROM queues AS t1</text:p>
                <text:p>WHERE t1.started_at IS NULL<text:line-break/>LIMIT 1;<text:line-break/></text:p>
                <text:p>UPDATE queues SET<text:line-break/>started_at = NOW()<text:line-break/>id = w_record.id AND started_at IS NULL;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問題点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大量にスレッドがあると同じレコードに集中して、1つのスレッド以外は全員失敗する。</text:p>
              </text:list-item>
              <text:list-item>
                <text:p>まだレコードはたくさんあるのに(&gt;&lt;;</text:p>
              </text:list-item>
              <text:list-item>
                <text:p>ORDER BY RANDOM()してもいいが、レコード数が多くなると重い。</text:p>
              </text:list-item>
              <text:list-item>
                <text:p>なのでOFFSETをRANDOMにする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ELECT t1.id, t1.data</text:p>
                <text:p>INTO w_record</text:p>
                <text:p>FROM queues AS t1</text:p>
                <text:p>WHERE t1.started_at IS NULL<text:line-break/>OFFSET (random() * 5)::INT + 1<text:line-break/>LIMIT 1;<text:line-break/></text:p>
                <text:p>UPDATE queues SET<text:line-break/>started_at = NOW()<text:line-break/>id = w_record.id AND started_at IS NULL;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だいたいうまくいく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しかし、OFFSET以上にレコードが無いとSELECTできない。</text:p>
              </text:list-item>
              <text:list-item>
                <text:p>なのでOFFSET 0で再検索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以上をまとめてストアードプロシージャにした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実測環境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cBook Air (13-inch, Late 2010)</text:p>
              </text:list-item>
              <text:list-item>
                <text:p>DBサーバ さくらのVPS 2GB 3Core</text:p>
              </text:list-item>
              <text:list-item>
                <text:p>4プロセス25スレッド</text:p>
              </text:list-item>
              <text:list-item>
                <text:p>10000レコー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実測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プロセス25スレッド→31.516023<text:line-break/>多重度による変化なし</text:p>
              </text:list-item>
              <text:list-item>
                <text:p>4プロセス25スレッド多重度0→20.821634</text:p>
              </text:list-item>
              <text:list-item>
                <text:p>4プロセス25スレッド多重度25→15.810679</text:p>
              </text:list-item>
              <text:list-item>
                <text:p>4プロセス25スレッド多重度100→15.969905</text:p>
              </text:list-item>
              <text:list-item>
                <text:p>4プロセス25スレッド多重度10000→19.65518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以上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こんなんでいいんですかね？</text:p>
              </text:list-item>
              <text:list-item>
                <text:p>なんか他にいい方法ありますかね？</text:p>
              </text:list-item>
              <text:list-item>
                <text:p>ちゃんとミドルウェア用意した方がいいですかね？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ご清聴<text:line-break/>ありがとうございました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30T09:16:35.212414000</meta:creation-date>
    <dc:date>2016-09-10T08:39:17.448445000</dc:date>
    <meta:editing-duration>PT32M1S</meta:editing-duration>
    <meta:editing-cycles>5</meta:editing-cycles>
    <meta:generator>LibreOffice/5.1.1.3$MacOSX_X86_64 LibreOffice_project/89f508ef3ecebd2cfb8e1def0f0ba9a803b88a6d</meta:generator>
    <meta:document-statistic meta:object-count="77"/>
  </office:meta>
</office:document-meta>
</file>